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2327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DejaVu Sans" style:font-name-complex="DejaVu 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 calcext:value-type="string">
            <text:p>1 neuron/ class</text:p>
          </table:table-cell>
          <table:table-cell table:style-name="ce1" office:value-type="string" calcext:value-type="string">
            <text:p>3 neuron/ class</text:p>
          </table:table-cell>
          <table:table-cell table:style-name="ce1" office:value-type="string" calcext:value-type="string">
            <text:p>4 neuron/ class</text:p>
          </table:table-cell>
          <table:table-cell table:style-name="ce1" office:value-type="string" calcext:value-type="string">
            <text:p>6 neuron/ class</text:p>
          </table:table-cell>
          <table:table-cell table:style-name="ce1" office:value-type="string" calcext:value-type="string">
            <text:p>9 neuron/ class</text:p>
          </table:table-cell>
          <table:table-cell table:style-name="ce1" office:value-type="string" calcext:value-type="string">
            <text:p>20 neuron/ class</text:p>
          </table:table-cell>
          <table:table-cell table:style-name="ce1" office:value-type="string" calcext:value-type="string">
            <text:p>100 neuron/ class</text:p>
          </table:table-cell>
        </table:table-row>
        <table:table-row table:style-name="ro2">
          <table:table-cell/>
          <table:table-cell table:style-name="ce1" office:value-type="float" office:value="0.903728" calcext:value-type="float">
            <text:p>0.903728</text:p>
          </table:table-cell>
          <table:table-cell table:style-name="ce1" office:value-type="float" office:value="0.96049" calcext:value-type="float">
            <text:p>0.96049</text:p>
          </table:table-cell>
          <table:table-cell table:style-name="ce1" office:value-type="float" office:value="0.962716" calcext:value-type="float">
            <text:p>0.962716</text:p>
          </table:table-cell>
          <table:table-cell table:style-name="ce1" office:value-type="float" office:value="0.971619" calcext:value-type="float">
            <text:p>0.971619</text:p>
          </table:table-cell>
          <table:table-cell table:style-name="ce1" office:value-type="float" office:value="0.972176" calcext:value-type="float">
            <text:p>0.972176</text:p>
          </table:table-cell>
          <table:table-cell table:style-name="ce1" office:value-type="float" office:value="0.980523" calcext:value-type="float">
            <text:p>0.980523</text:p>
          </table:table-cell>
          <table:table-cell table:style-name="ce1" office:value-type="float" office:value="0.985531" calcext:value-type="float">
            <text:p>0.985531</text:p>
          </table:table-cell>
        </table:table-row>
        <table:table-row table:style-name="ro2">
          <table:table-cell/>
          <table:table-cell table:style-name="ce1" office:value-type="float" office:value="0.911519" calcext:value-type="float">
            <text:p>0.911519</text:p>
          </table:table-cell>
          <table:table-cell table:style-name="ce1" office:value-type="float" office:value="0.951029" calcext:value-type="float">
            <text:p>0.951029</text:p>
          </table:table-cell>
          <table:table-cell table:style-name="ce1" office:value-type="float" office:value="0.965498" calcext:value-type="float">
            <text:p>0.965498</text:p>
          </table:table-cell>
          <table:table-cell table:style-name="ce1" office:value-type="float" office:value="0.967167" calcext:value-type="float">
            <text:p>0.967167</text:p>
          </table:table-cell>
          <table:table-cell table:style-name="ce1" office:value-type="float" office:value="0.971619" calcext:value-type="float">
            <text:p>0.971619</text:p>
          </table:table-cell>
          <table:table-cell table:style-name="ce1" office:value-type="float" office:value="0.983862" calcext:value-type="float">
            <text:p>0.983862</text:p>
          </table:table-cell>
          <table:table-cell table:style-name="ce1" office:value-type="float" office:value="0.984418" calcext:value-type="float">
            <text:p>0.984418</text:p>
          </table:table-cell>
        </table:table-row>
        <table:table-row table:style-name="ro2">
          <table:table-cell/>
          <table:table-cell table:style-name="ce1" office:value-type="float" office:value="0.90985" calcext:value-type="float">
            <text:p>0.90985</text:p>
          </table:table-cell>
          <table:table-cell table:style-name="ce1" office:value-type="float" office:value="0.957707" calcext:value-type="float">
            <text:p>0.957707</text:p>
          </table:table-cell>
          <table:table-cell table:style-name="ce1" office:value-type="float" office:value="0.957151" calcext:value-type="float">
            <text:p>0.957151</text:p>
          </table:table-cell>
          <table:table-cell table:style-name="ce1" office:value-type="float" office:value="0.967167" calcext:value-type="float">
            <text:p>0.967167</text:p>
          </table:table-cell>
          <table:table-cell table:style-name="ce1" office:value-type="float" office:value="0.978297" calcext:value-type="float">
            <text:p>0.978297</text:p>
          </table:table-cell>
          <table:table-cell table:style-name="ce1" office:value-type="float" office:value="0.98108" calcext:value-type="float">
            <text:p>0.98108</text:p>
          </table:table-cell>
          <table:table-cell table:style-name="ce1" office:value-type="float" office:value="0.986088" calcext:value-type="float">
            <text:p>0.986088</text:p>
          </table:table-cell>
        </table:table-row>
        <table:table-row table:style-name="ro2">
          <table:table-cell/>
          <table:table-cell table:style-name="ce1" office:value-type="float" office:value="0.903728" calcext:value-type="float">
            <text:p>0.903728</text:p>
          </table:table-cell>
          <table:table-cell table:style-name="ce1" office:value-type="float" office:value="0.956038" calcext:value-type="float">
            <text:p>0.956038</text:p>
          </table:table-cell>
          <table:table-cell table:style-name="ce1" office:value-type="float" office:value="0.964385" calcext:value-type="float">
            <text:p>0.964385</text:p>
          </table:table-cell>
          <table:table-cell table:style-name="ce1" office:value-type="float" office:value="0.971063" calcext:value-type="float">
            <text:p>0.971063</text:p>
          </table:table-cell>
          <table:table-cell table:style-name="ce1" office:value-type="float" office:value="0.980523" calcext:value-type="float">
            <text:p>0.980523</text:p>
          </table:table-cell>
          <table:table-cell table:style-name="ce1" office:value-type="float" office:value="0.981636" calcext:value-type="float">
            <text:p>0.981636</text:p>
          </table:table-cell>
          <table:table-cell table:style-name="ce1" office:value-type="float" office:value="0.988314" calcext:value-type="float">
            <text:p>0.988314</text:p>
          </table:table-cell>
        </table:table-row>
        <table:table-row table:style-name="ro2">
          <table:table-cell/>
          <table:table-cell table:style-name="ce1" office:value-type="float" office:value="0.907067" calcext:value-type="float">
            <text:p>0.907067</text:p>
          </table:table-cell>
          <table:table-cell table:style-name="ce1" office:value-type="float" office:value="0.957151" calcext:value-type="float">
            <text:p>0.957151</text:p>
          </table:table-cell>
          <table:table-cell table:style-name="ce1" office:value-type="float" office:value="0.964942" calcext:value-type="float">
            <text:p>0.964942</text:p>
          </table:table-cell>
          <table:table-cell table:style-name="ce1" office:value-type="float" office:value="0.969393" calcext:value-type="float">
            <text:p>0.969393</text:p>
          </table:table-cell>
          <table:table-cell table:style-name="ce1" office:value-type="float" office:value="0.975515" calcext:value-type="float">
            <text:p>0.975515</text:p>
          </table:table-cell>
          <table:table-cell table:style-name="ce1" office:value-type="float" office:value="0.981636" calcext:value-type="float">
            <text:p>0.981636</text:p>
          </table:table-cell>
          <table:table-cell table:style-name="ce1" office:value-type="float" office:value="0.985531" calcext:value-type="float">
            <text:p>0.985531</text:p>
          </table:table-cell>
        </table:table-row>
        <table:table-row table:style-name="ro2">
          <table:table-cell/>
          <table:table-cell table:style-name="ce1" office:value-type="float" office:value="0.913189" calcext:value-type="float">
            <text:p>0.913189</text:p>
          </table:table-cell>
          <table:table-cell table:style-name="ce1" office:value-type="float" office:value="0.950473" calcext:value-type="float">
            <text:p>0.950473</text:p>
          </table:table-cell>
          <table:table-cell table:style-name="ce1" office:value-type="float" office:value="0.963829" calcext:value-type="float">
            <text:p>0.963829</text:p>
          </table:table-cell>
          <table:table-cell table:style-name="ce1" office:value-type="float" office:value="0.970506" calcext:value-type="float">
            <text:p>0.970506</text:p>
          </table:table-cell>
          <table:table-cell table:style-name="ce1" office:value-type="float" office:value="0.976628" calcext:value-type="float">
            <text:p>0.976628</text:p>
          </table:table-cell>
          <table:table-cell table:style-name="ce1" office:value-type="float" office:value="0.981636" calcext:value-type="float">
            <text:p>0.981636</text:p>
          </table:table-cell>
          <table:table-cell table:style-name="ce1" office:value-type="float" office:value="0.983862" calcext:value-type="float">
            <text:p>0.983862</text:p>
          </table:table-cell>
        </table:table-row>
        <table:table-row table:style-name="ro2">
          <table:table-cell/>
          <table:table-cell table:style-name="ce1" office:value-type="float" office:value="0.904285" calcext:value-type="float">
            <text:p>0.904285</text:p>
          </table:table-cell>
          <table:table-cell table:style-name="ce1" office:value-type="float" office:value="0.95882" calcext:value-type="float">
            <text:p>0.95882</text:p>
          </table:table-cell>
          <table:table-cell table:style-name="ce1" office:value-type="float" office:value="0.961603" calcext:value-type="float">
            <text:p>0.961603</text:p>
          </table:table-cell>
          <table:table-cell table:style-name="ce1" office:value-type="float" office:value="0.967724" calcext:value-type="float">
            <text:p>0.967724</text:p>
          </table:table-cell>
          <table:table-cell table:style-name="ce1" office:value-type="float" office:value="0.974402" calcext:value-type="float">
            <text:p>0.974402</text:p>
          </table:table-cell>
          <table:table-cell table:style-name="ce1" office:value-type="float" office:value="0.979967" calcext:value-type="float">
            <text:p>0.979967</text:p>
          </table:table-cell>
          <table:table-cell table:style-name="ce1" office:value-type="float" office:value="0.984975" calcext:value-type="float">
            <text:p>0.984975</text:p>
          </table:table-cell>
        </table:table-row>
        <table:table-row table:style-name="ro2">
          <table:table-cell/>
          <table:table-cell table:style-name="ce1" office:value-type="float" office:value="0.909293" calcext:value-type="float">
            <text:p>0.909293</text:p>
          </table:table-cell>
          <table:table-cell table:style-name="ce1" office:value-type="float" office:value="0.956038" calcext:value-type="float">
            <text:p>0.956038</text:p>
          </table:table-cell>
          <table:table-cell table:style-name="ce1" office:value-type="float" office:value="0.96049" calcext:value-type="float">
            <text:p>0.96049</text:p>
          </table:table-cell>
          <table:table-cell table:style-name="ce1" office:value-type="float" office:value="0.967167" calcext:value-type="float">
            <text:p>0.967167</text:p>
          </table:table-cell>
          <table:table-cell table:style-name="ce1" office:value-type="float" office:value="0.96995" calcext:value-type="float">
            <text:p>0.96995</text:p>
          </table:table-cell>
          <table:table-cell table:style-name="ce1" office:value-type="float" office:value="0.982193" calcext:value-type="float">
            <text:p>0.982193</text:p>
          </table:table-cell>
          <table:table-cell table:style-name="ce1" office:value-type="float" office:value="0.984418" calcext:value-type="float">
            <text:p>0.984418</text:p>
          </table:table-cell>
        </table:table-row>
        <table:table-row table:style-name="ro2">
          <table:table-cell/>
          <table:table-cell table:style-name="ce1" office:value-type="float" office:value="0.910406" calcext:value-type="float">
            <text:p>0.910406</text:p>
          </table:table-cell>
          <table:table-cell table:style-name="ce1" office:value-type="float" office:value="0.956038" calcext:value-type="float">
            <text:p>0.956038</text:p>
          </table:table-cell>
          <table:table-cell table:style-name="ce1" office:value-type="float" office:value="0.963829" calcext:value-type="float">
            <text:p>0.963829</text:p>
          </table:table-cell>
          <table:table-cell table:style-name="ce1" office:value-type="float" office:value="0.967724" calcext:value-type="float">
            <text:p>0.967724</text:p>
          </table:table-cell>
          <table:table-cell table:style-name="ce1" office:value-type="float" office:value="0.972176" calcext:value-type="float">
            <text:p>0.972176</text:p>
          </table:table-cell>
          <table:table-cell table:style-name="ce1" office:value-type="float" office:value="0.980523" calcext:value-type="float">
            <text:p>0.980523</text:p>
          </table:table-cell>
          <table:table-cell table:style-name="ce1" office:value-type="float" office:value="0.983306" calcext:value-type="float">
            <text:p>0.983306</text:p>
          </table:table-cell>
        </table:table-row>
        <table:table-row table:style-name="ro2">
          <table:table-cell/>
          <table:table-cell table:style-name="ce1" office:value-type="float" office:value="0.914302" calcext:value-type="float">
            <text:p>0.914302</text:p>
          </table:table-cell>
          <table:table-cell table:style-name="ce1" office:value-type="float" office:value="0.958264" calcext:value-type="float">
            <text:p>0.958264</text:p>
          </table:table-cell>
          <table:table-cell table:style-name="ce1" office:value-type="float" office:value="0.962716" calcext:value-type="float">
            <text:p>0.962716</text:p>
          </table:table-cell>
          <table:table-cell table:style-name="ce1" office:value-type="float" office:value="0.967724" calcext:value-type="float">
            <text:p>0.967724</text:p>
          </table:table-cell>
          <table:table-cell table:style-name="ce1" office:value-type="float" office:value="0.974402" calcext:value-type="float">
            <text:p>0.974402</text:p>
          </table:table-cell>
          <table:table-cell table:style-name="ce1" office:value-type="float" office:value="0.981636" calcext:value-type="float">
            <text:p>0.981636</text:p>
          </table:table-cell>
          <table:table-cell table:style-name="ce1" office:value-type="float" office:value="0.986088" calcext:value-type="float">
            <text:p>0.986088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1 neuron/ class</text:p>
          </table:table-cell>
          <table:table-cell table:style-name="ce2" office:value-type="string" calcext:value-type="string">
            <text:p>3 neuron/ class</text:p>
          </table:table-cell>
          <table:table-cell table:style-name="ce2" office:value-type="string" calcext:value-type="string">
            <text:p>4 neuron/ class</text:p>
          </table:table-cell>
          <table:table-cell table:style-name="ce2" office:value-type="string" calcext:value-type="string">
            <text:p>6 neuron/ class</text:p>
          </table:table-cell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1</text:span></text:p>
          </table:table-cell>
        </table:table-row>
        <table:table-row table:style-name="ro2">
          <table:table-cell office:value-type="string" calcext:value-type="string">
            <text:p>Mean</text:p>
          </table:table-cell>
          <table:table-cell table:formula="of:=AVERAGE([.$B$2:.$B$11])" office:value-type="float" office:value="0.9087367" calcext:value-type="float">
            <text:p>0.9087367</text:p>
          </table:table-cell>
          <table:table-cell table:formula="of:=AVERAGE([.$C$2:.$C$11])" office:value-type="float" office:value="0.9562048" calcext:value-type="float">
            <text:p>0.9562048</text:p>
          </table:table-cell>
          <table:table-cell table:formula="of:=AVERAGE([.$D$2:.$D$11])" office:value-type="float" office:value="0.9627159" calcext:value-type="float">
            <text:p>0.9627159</text:p>
          </table:table-cell>
          <table:table-cell table:formula="of:=AVERAGE([.$E$2:.$E$11])" office:value-type="float" office:value="0.9687254" calcext:value-type="float">
            <text:p>0.9687254</text:p>
          </table:table-cell>
          <table:table-cell table:formula="of:=AVERAGE([.$F$2:.$F$11])" office:value-type="float" office:value="0.9745688" calcext:value-type="float">
            <text:p>0.9745688</text:p>
          </table:table-cell>
          <table:table-cell table:formula="of:=AVERAGE([.$G$2:.$G$11])" office:value-type="float" office:value="0.9814692" calcext:value-type="float">
            <text:p>0.9814692</text:p>
          </table:table-cell>
          <table:table-cell table:formula="of:=AVERAGE([.$H$2:.$H$11])" office:value-type="float" office:value="0.9852531" calcext:value-type="float">
            <text:p>0.9852531</text:p>
          </table:table-cell>
        </table:table-row>
        <table:table-row table:style-name="ro2">
          <table:table-cell office:value-type="string" calcext:value-type="string">
            <text:p>Standard Error</text:p>
          </table:table-cell>
          <table:table-cell table:formula="of:=SQRT(VAR([.$B$2:.$B$11])/COUNT([.$B$2:.$B$11]))" office:value-type="float" office:value="0.00122769831663428" calcext:value-type="float">
            <text:p>0.001227698316634</text:p>
          </table:table-cell>
          <table:table-cell table:formula="of:=SQRT(VAR([.$C$2:.$C$11])/COUNT([.$C$2:.$C$11]))" office:value-type="float" office:value="0.00101280862292276" calcext:value-type="float">
            <text:p>0.001012808622923</text:p>
          </table:table-cell>
          <table:table-cell table:formula="of:=SQRT(VAR([.$D$2:.$D$11])/COUNT([.$D$2:.$D$11]))" office:value-type="float" office:value="0.000782593756541521" calcext:value-type="float">
            <text:p>0.000782593756542</text:p>
          </table:table-cell>
          <table:table-cell table:formula="of:=SQRT(VAR([.$E$2:.$E$11])/COUNT([.$E$2:.$E$11]))" office:value-type="float" office:value="0.000555255280629254" calcext:value-type="float">
            <text:p>0.000555255280629</text:p>
          </table:table-cell>
          <table:table-cell table:formula="of:=SQRT(VAR([.$F$2:.$F$11])/COUNT([.$F$2:.$F$11]))" office:value-type="float" office:value="0.00103295064741738" calcext:value-type="float">
            <text:p>0.001032950647417</text:p>
          </table:table-cell>
          <table:table-cell table:formula="of:=SQRT(VAR([.$G$2:.$G$11])/COUNT([.$G$2:.$G$11]))" office:value-type="float" office:value="0.00034252879197716" calcext:value-type="float">
            <text:p>0.000342528791977</text:p>
          </table:table-cell>
          <table:table-cell table:formula="of:=SQRT(VAR([.$H$2:.$H$11])/COUNT([.$H$2:.$H$11]))" office:value-type="float" office:value="0.000448654320038147" calcext:value-type="float">
            <text:p>0.000448654320038</text:p>
          </table:table-cell>
        </table:table-row>
        <table:table-row table:style-name="ro2">
          <table:table-cell office:value-type="string" calcext:value-type="string">
            <text:p>Mode</text:p>
          </table:table-cell>
          <table:table-cell table:formula="of:=MODE([.$B$2:.$B$11])" office:value-type="float" office:value="0.903728" calcext:value-type="float">
            <text:p>0.903728</text:p>
          </table:table-cell>
          <table:table-cell table:formula="of:=MODE([.$C$2:.$C$11])" office:value-type="float" office:value="0.956038" calcext:value-type="float">
            <text:p>0.956038</text:p>
          </table:table-cell>
          <table:table-cell table:formula="of:=MODE([.$D$2:.$D$11])" office:value-type="float" office:value="0.962716" calcext:value-type="float">
            <text:p>0.962716</text:p>
          </table:table-cell>
          <table:table-cell table:formula="of:=MODE([.$E$2:.$E$11])" office:value-type="float" office:value="0.967167" calcext:value-type="float">
            <text:p>0.967167</text:p>
          </table:table-cell>
          <table:table-cell table:formula="of:=MODE([.$F$2:.$F$11])" office:value-type="float" office:value="0.972176" calcext:value-type="float">
            <text:p>0.972176</text:p>
          </table:table-cell>
          <table:table-cell table:formula="of:=MODE([.$G$2:.$G$11])" office:value-type="float" office:value="0.981636" calcext:value-type="float">
            <text:p>0.981636</text:p>
          </table:table-cell>
          <table:table-cell table:formula="of:=MODE([.$H$2:.$H$11])" office:value-type="float" office:value="0.984418" calcext:value-type="float">
            <text:p>0.984418</text:p>
          </table:table-cell>
        </table:table-row>
        <table:table-row table:style-name="ro2">
          <table:table-cell office:value-type="string" calcext:value-type="string">
            <text:p>Median</text:p>
          </table:table-cell>
          <table:table-cell table:formula="of:=MEDIAN([.$B$2:.$B$11])" office:value-type="float" office:value="0.9095715" calcext:value-type="float">
            <text:p>0.9095715</text:p>
          </table:table-cell>
          <table:table-cell table:formula="of:=MEDIAN([.$C$2:.$C$11])" office:value-type="float" office:value="0.9565945" calcext:value-type="float">
            <text:p>0.9565945</text:p>
          </table:table-cell>
          <table:table-cell table:formula="of:=MEDIAN([.$D$2:.$D$11])" office:value-type="float" office:value="0.9632725" calcext:value-type="float">
            <text:p>0.9632725</text:p>
          </table:table-cell>
          <table:table-cell table:formula="of:=MEDIAN([.$E$2:.$E$11])" office:value-type="float" office:value="0.967724" calcext:value-type="float">
            <text:p>0.967724</text:p>
          </table:table-cell>
          <table:table-cell table:formula="of:=MEDIAN([.$F$2:.$F$11])" office:value-type="float" office:value="0.974402" calcext:value-type="float">
            <text:p>0.974402</text:p>
          </table:table-cell>
          <table:table-cell table:formula="of:=MEDIAN([.$G$2:.$G$11])" office:value-type="float" office:value="0.981636" calcext:value-type="float">
            <text:p>0.981636</text:p>
          </table:table-cell>
          <table:table-cell table:formula="of:=MEDIAN([.$H$2:.$H$11])" office:value-type="float" office:value="0.985253" calcext:value-type="float">
            <text:p>0.985253</text:p>
          </table:table-cell>
        </table:table-row>
        <table:table-row table:style-name="ro2">
          <table:table-cell office:value-type="string" calcext:value-type="string">
            <text:p>First Quartile</text:p>
          </table:table-cell>
          <table:table-cell table:formula="of:=QUARTILE([.$B$2:.$B$11]; 1)" office:value-type="float" office:value="0.9049805" calcext:value-type="float">
            <text:p>0.9049805</text:p>
          </table:table-cell>
          <table:table-cell table:formula="of:=QUARTILE([.$C$2:.$C$11]; 1)" office:value-type="float" office:value="0.956038" calcext:value-type="float">
            <text:p>0.956038</text:p>
          </table:table-cell>
          <table:table-cell table:formula="of:=QUARTILE([.$D$2:.$D$11]; 1)" office:value-type="float" office:value="0.96188125" calcext:value-type="float">
            <text:p>0.96188125</text:p>
          </table:table-cell>
          <table:table-cell table:formula="of:=QUARTILE([.$E$2:.$E$11]; 1)" office:value-type="float" office:value="0.96730625" calcext:value-type="float">
            <text:p>0.96730625</text:p>
          </table:table-cell>
          <table:table-cell table:formula="of:=QUARTILE([.$F$2:.$F$11]; 1)" office:value-type="float" office:value="0.972176" calcext:value-type="float">
            <text:p>0.972176</text:p>
          </table:table-cell>
          <table:table-cell table:formula="of:=QUARTILE([.$G$2:.$G$11]; 1)" office:value-type="float" office:value="0.98066225" calcext:value-type="float">
            <text:p>0.98066225</text:p>
          </table:table-cell>
          <table:table-cell table:formula="of:=QUARTILE([.$H$2:.$H$11]; 1)" office:value-type="float" office:value="0.984418" calcext:value-type="float">
            <text:p>0.984418</text:p>
          </table:table-cell>
        </table:table-row>
        <table:table-row table:style-name="ro2">
          <table:table-cell office:value-type="string" calcext:value-type="string">
            <text:p>Third Quartile</text:p>
          </table:table-cell>
          <table:table-cell table:formula="of:=QUARTILE([.$B$2:.$B$11]; 3)" office:value-type="float" office:value="0.91124075" calcext:value-type="float">
            <text:p>0.91124075</text:p>
          </table:table-cell>
          <table:table-cell table:formula="of:=QUARTILE([.$C$2:.$C$11]; 3)" office:value-type="float" office:value="0.95812475" calcext:value-type="float">
            <text:p>0.95812475</text:p>
          </table:table-cell>
          <table:table-cell table:formula="of:=QUARTILE([.$D$2:.$D$11]; 3)" office:value-type="float" office:value="0.964246" calcext:value-type="float">
            <text:p>0.964246</text:p>
          </table:table-cell>
          <table:table-cell table:formula="of:=QUARTILE([.$E$2:.$E$11]; 3)" office:value-type="float" office:value="0.97022775" calcext:value-type="float">
            <text:p>0.97022775</text:p>
          </table:table-cell>
          <table:table-cell table:formula="of:=QUARTILE([.$F$2:.$F$11]; 3)" office:value-type="float" office:value="0.97634975" calcext:value-type="float">
            <text:p>0.97634975</text:p>
          </table:table-cell>
          <table:table-cell table:formula="of:=QUARTILE([.$G$2:.$G$11]; 3)" office:value-type="float" office:value="0.981636" calcext:value-type="float">
            <text:p>0.981636</text:p>
          </table:table-cell>
          <table:table-cell table:formula="of:=QUARTILE([.$H$2:.$H$11]; 3)" office:value-type="float" office:value="0.98594875" calcext:value-type="float">
            <text:p>0.98594875</text:p>
          </table:table-cell>
        </table:table-row>
        <table:table-row table:style-name="ro2">
          <table:table-cell office:value-type="string" calcext:value-type="string">
            <text:p>Variance</text:p>
          </table:table-cell>
          <table:table-cell table:formula="of:=VAR([.$B$2:.$B$11])" office:value-type="float" office:value="0.0000150724315666665" calcext:value-type="float">
            <text:p>1.50724315666665E-05</text:p>
          </table:table-cell>
          <table:table-cell table:formula="of:=VAR([.$C$2:.$C$11])" office:value-type="float" office:value="0.0000102578130666669" calcext:value-type="float">
            <text:p>1.02578130666669E-05</text:p>
          </table:table-cell>
          <table:table-cell table:formula="of:=VAR([.$D$2:.$D$11])" office:value-type="float" office:value="0.00000612452987777769" calcext:value-type="float">
            <text:p>6.12452987777769E-06</text:p>
          </table:table-cell>
          <table:table-cell table:formula="of:=VAR([.$E$2:.$E$11])" office:value-type="float" office:value="0.00000308308426666672" calcext:value-type="float">
            <text:p>3.08308426666672E-06</text:p>
          </table:table-cell>
          <table:table-cell table:formula="of:=VAR([.$F$2:.$F$11])" office:value-type="float" office:value="0.0000106698703999998" calcext:value-type="float">
            <text:p>1.06698703999998E-05</text:p>
          </table:table-cell>
          <table:table-cell table:formula="of:=VAR([.$G$2:.$G$11])" office:value-type="float" office:value="0.00000117325973333333" calcext:value-type="float">
            <text:p>1.17325973333333E-06</text:p>
          </table:table-cell>
          <table:table-cell table:formula="of:=VAR([.$H$2:.$H$11])" office:value-type="float" office:value="0.00000201290698888892" calcext:value-type="float">
            <text:p>2.01290698888892E-06</text:p>
          </table:table-cell>
        </table:table-row>
        <table:table-row table:style-name="ro2">
          <table:table-cell office:value-type="string" calcext:value-type="string">
            <text:p>Standard Deviation</text:p>
          </table:table-cell>
          <table:table-cell table:formula="of:=STDEV([.$B$2:.$B$11])" office:value-type="float" office:value="0.00388232296011892" calcext:value-type="float">
            <text:p>0.003882322960119</text:p>
          </table:table-cell>
          <table:table-cell table:formula="of:=STDEV([.$C$2:.$C$11])" office:value-type="float" office:value="0.00320278208229453" calcext:value-type="float">
            <text:p>0.003202782082295</text:p>
          </table:table-cell>
          <table:table-cell table:formula="of:=STDEV([.$D$2:.$D$11])" office:value-type="float" office:value="0.0024747787532985" calcext:value-type="float">
            <text:p>0.002474778753299</text:p>
          </table:table-cell>
          <table:table-cell table:formula="of:=STDEV([.$E$2:.$E$11])" office:value-type="float" office:value="0.00175587136962442" calcext:value-type="float">
            <text:p>0.001755871369624</text:p>
          </table:table-cell>
          <table:table-cell table:formula="of:=STDEV([.$F$2:.$F$11])" office:value-type="float" office:value="0.00326647675638444" calcext:value-type="float">
            <text:p>0.003266476756384</text:p>
          </table:table-cell>
          <table:table-cell table:formula="of:=STDEV([.$G$2:.$G$11])" office:value-type="float" office:value="0.00108317114683384" calcext:value-type="float">
            <text:p>0.001083171146834</text:p>
          </table:table-cell>
          <table:table-cell table:formula="of:=STDEV([.$H$2:.$H$11])" office:value-type="float" office:value="0.00141876953339467" calcext:value-type="float">
            <text:p>0.001418769533395</text:p>
          </table:table-cell>
        </table:table-row>
        <table:table-row table:style-name="ro2">
          <table:table-cell office:value-type="string" calcext:value-type="string">
            <text:p>Kurtosis</text:p>
          </table:table-cell>
          <table:table-cell table:formula="of:=KURT([.$B$2:.$B$11])" office:value-type="float" office:value="-1.37950209236785" calcext:value-type="float">
            <text:p>-1.37950209236785</text:p>
          </table:table-cell>
          <table:table-cell table:formula="of:=KURT([.$C$2:.$C$11])" office:value-type="float" office:value="0.234033657713334" calcext:value-type="float">
            <text:p>0.234033657713334</text:p>
          </table:table-cell>
          <table:table-cell table:formula="of:=KURT([.$D$2:.$D$11])" office:value-type="float" office:value="1.9471246092621" calcext:value-type="float">
            <text:p>1.9471246092621</text:p>
          </table:table-cell>
          <table:table-cell table:formula="of:=KURT([.$E$2:.$E$11])" office:value-type="float" office:value="-1.33305759356703" calcext:value-type="float">
            <text:p>-1.33305759356703</text:p>
          </table:table-cell>
          <table:table-cell table:formula="of:=KURT([.$F$2:.$F$11])" office:value-type="float" office:value="-0.38001465307548" calcext:value-type="float">
            <text:p>-0.38001465307548</text:p>
          </table:table-cell>
          <table:table-cell table:formula="of:=KURT([.$G$2:.$G$11])" office:value-type="float" office:value="1.96748738962067" calcext:value-type="float">
            <text:p>1.96748738962067</text:p>
          </table:table-cell>
          <table:table-cell table:formula="of:=KURT([.$H$2:.$H$11])" office:value-type="float" office:value="1.47073492141309" calcext:value-type="float">
            <text:p>1.47073492141309</text:p>
          </table:table-cell>
        </table:table-row>
        <table:table-row table:style-name="ro2">
          <table:table-cell office:value-type="string" calcext:value-type="string">
            <text:p>Skewness</text:p>
          </table:table-cell>
          <table:table-cell table:formula="of:=SKEW([.$B$2:.$B$11])" office:value-type="float" office:value="-0.132473120096978" calcext:value-type="float">
            <text:p>-0.132473120096978</text:p>
          </table:table-cell>
          <table:table-cell table:formula="of:=SKEW([.$C$2:.$C$11])" office:value-type="float" office:value="-0.919206915603972" calcext:value-type="float">
            <text:p>-0.919206915603972</text:p>
          </table:table-cell>
          <table:table-cell table:formula="of:=SKEW([.$D$2:.$D$11])" office:value-type="float" office:value="-1.3265722964659" calcext:value-type="float">
            <text:p>-1.3265722964659</text:p>
          </table:table-cell>
          <table:table-cell table:formula="of:=SKEW([.$E$2:.$E$11])" office:value-type="float" office:value="0.733186303234432" calcext:value-type="float">
            <text:p>0.733186303234432</text:p>
          </table:table-cell>
          <table:table-cell table:formula="of:=SKEW([.$F$2:.$F$11])" office:value-type="float" office:value="0.481704883717665" calcext:value-type="float">
            <text:p>0.481704883717665</text:p>
          </table:table-cell>
          <table:table-cell table:formula="of:=SKEW([.$G$2:.$G$11])" office:value-type="float" office:value="0.978641805454329" calcext:value-type="float">
            <text:p>0.978641805454329</text:p>
          </table:table-cell>
          <table:table-cell table:formula="of:=SKEW([.$H$2:.$H$11])" office:value-type="float" office:value="0.905774027927255" calcext:value-type="float">
            <text:p>0.905774027927255</text:p>
          </table:table-cell>
        </table:table-row>
        <table:table-row table:style-name="ro2">
          <table:table-cell office:value-type="string" calcext:value-type="string">
            <text:p>Range</text:p>
          </table:table-cell>
          <table:table-cell table:formula="of:=MAX([.$B$2:.$B$11])-MIN([.$B$2:.$B$11])" office:value-type="float" office:value="0.010574" calcext:value-type="float">
            <text:p>0.010574</text:p>
          </table:table-cell>
          <table:table-cell table:formula="of:=MAX([.$C$2:.$C$11])-MIN([.$C$2:.$C$11])" office:value-type="float" office:value="0.0100170000000001" calcext:value-type="float">
            <text:p>0.010017</text:p>
          </table:table-cell>
          <table:table-cell table:formula="of:=MAX([.$D$2:.$D$11])-MIN([.$D$2:.$D$11])" office:value-type="float" office:value="0.00834699999999999" calcext:value-type="float">
            <text:p>0.008347</text:p>
          </table:table-cell>
          <table:table-cell table:formula="of:=MAX([.$E$2:.$E$11])-MIN([.$E$2:.$E$11])" office:value-type="float" office:value="0.00445200000000001" calcext:value-type="float">
            <text:p>0.004452</text:p>
          </table:table-cell>
          <table:table-cell table:formula="of:=MAX([.$F$2:.$F$11])-MIN([.$F$2:.$F$11])" office:value-type="float" office:value="0.0105729999999998" calcext:value-type="float">
            <text:p>0.010573</text:p>
          </table:table-cell>
          <table:table-cell table:formula="of:=MAX([.$G$2:.$G$11])-MIN([.$G$2:.$G$11])" office:value-type="float" office:value="0.00389499999999998" calcext:value-type="float">
            <text:p>0.003895</text:p>
          </table:table-cell>
          <table:table-cell table:formula="of:=MAX([.$H$2:.$H$11])-MIN([.$H$2:.$H$11])" office:value-type="float" office:value="0.00500800000000001" calcext:value-type="float">
            <text:p>0.005008</text:p>
          </table:table-cell>
        </table:table-row>
        <table:table-row table:style-name="ro2">
          <table:table-cell office:value-type="string" calcext:value-type="string">
            <text:p>Minimum</text:p>
          </table:table-cell>
          <table:table-cell table:formula="of:=MIN([.$B$2:.$B$11])" office:value-type="float" office:value="0.903728" calcext:value-type="float">
            <text:p>0.903728</text:p>
          </table:table-cell>
          <table:table-cell table:formula="of:=MIN([.$C$2:.$C$11])" office:value-type="float" office:value="0.950473" calcext:value-type="float">
            <text:p>0.950473</text:p>
          </table:table-cell>
          <table:table-cell table:formula="of:=MIN([.$D$2:.$D$11])" office:value-type="float" office:value="0.957151" calcext:value-type="float">
            <text:p>0.957151</text:p>
          </table:table-cell>
          <table:table-cell table:formula="of:=MIN([.$E$2:.$E$11])" office:value-type="float" office:value="0.967167" calcext:value-type="float">
            <text:p>0.967167</text:p>
          </table:table-cell>
          <table:table-cell table:formula="of:=MIN([.$F$2:.$F$11])" office:value-type="float" office:value="0.96995" calcext:value-type="float">
            <text:p>0.96995</text:p>
          </table:table-cell>
          <table:table-cell table:formula="of:=MIN([.$G$2:.$G$11])" office:value-type="float" office:value="0.979967" calcext:value-type="float">
            <text:p>0.979967</text:p>
          </table:table-cell>
          <table:table-cell table:formula="of:=MIN([.$H$2:.$H$11])" office:value-type="float" office:value="0.983306" calcext:value-type="float">
            <text:p>0.983306</text:p>
          </table:table-cell>
        </table:table-row>
        <table:table-row table:style-name="ro2">
          <table:table-cell office:value-type="string" calcext:value-type="string">
            <text:p>Maximum</text:p>
          </table:table-cell>
          <table:table-cell table:formula="of:=MAX([.$B$2:.$B$11])" office:value-type="float" office:value="0.914302" calcext:value-type="float">
            <text:p>0.914302</text:p>
          </table:table-cell>
          <table:table-cell table:formula="of:=MAX([.$C$2:.$C$11])" office:value-type="float" office:value="0.96049" calcext:value-type="float">
            <text:p>0.96049</text:p>
          </table:table-cell>
          <table:table-cell table:formula="of:=MAX([.$D$2:.$D$11])" office:value-type="float" office:value="0.965498" calcext:value-type="float">
            <text:p>0.965498</text:p>
          </table:table-cell>
          <table:table-cell table:formula="of:=MAX([.$E$2:.$E$11])" office:value-type="float" office:value="0.971619" calcext:value-type="float">
            <text:p>0.971619</text:p>
          </table:table-cell>
          <table:table-cell table:formula="of:=MAX([.$F$2:.$F$11])" office:value-type="float" office:value="0.980523" calcext:value-type="float">
            <text:p>0.980523</text:p>
          </table:table-cell>
          <table:table-cell table:formula="of:=MAX([.$G$2:.$G$11])" office:value-type="float" office:value="0.983862" calcext:value-type="float">
            <text:p>0.983862</text:p>
          </table:table-cell>
          <table:table-cell table:formula="of:=MAX([.$H$2:.$H$11])" office:value-type="float" office:value="0.988314" calcext:value-type="float">
            <text:p>0.988314</text:p>
          </table:table-cell>
        </table:table-row>
        <table:table-row table:style-name="ro2">
          <table:table-cell office:value-type="string" calcext:value-type="string">
            <text:p>Sum</text:p>
          </table:table-cell>
          <table:table-cell table:formula="of:=SUM([.$B$2:.$B$11])" office:value-type="float" office:value="9.087367" calcext:value-type="float">
            <text:p>9.087367</text:p>
          </table:table-cell>
          <table:table-cell table:formula="of:=SUM([.$C$2:.$C$11])" office:value-type="float" office:value="9.562048" calcext:value-type="float">
            <text:p>9.562048</text:p>
          </table:table-cell>
          <table:table-cell table:formula="of:=SUM([.$D$2:.$D$11])" office:value-type="float" office:value="9.627159" calcext:value-type="float">
            <text:p>9.627159</text:p>
          </table:table-cell>
          <table:table-cell table:formula="of:=SUM([.$E$2:.$E$11])" office:value-type="float" office:value="9.687254" calcext:value-type="float">
            <text:p>9.687254</text:p>
          </table:table-cell>
          <table:table-cell table:formula="of:=SUM([.$F$2:.$F$11])" office:value-type="float" office:value="9.745688" calcext:value-type="float">
            <text:p>9.745688</text:p>
          </table:table-cell>
          <table:table-cell table:formula="of:=SUM([.$G$2:.$G$11])" office:value-type="float" office:value="9.814692" calcext:value-type="float">
            <text:p>9.814692</text:p>
          </table:table-cell>
          <table:table-cell table:formula="of:=SUM([.$H$2:.$H$11])" office:value-type="float" office:value="9.852531" calcext:value-type="float">
            <text:p>9.852531</text:p>
          </table:table-cell>
        </table:table-row>
        <table:table-row table:style-name="ro2">
          <table:table-cell office:value-type="string" calcext:value-type="string">
            <text:p>Count</text:p>
          </table:table-cell>
          <table:table-cell table:formula="of:=COUNT([.$B$2:.$B$11])" office:value-type="float" office:value="10" calcext:value-type="float">
            <text:p>10</text:p>
          </table:table-cell>
          <table:table-cell table:formula="of:=COUNT([.$C$2:.$C$11])" office:value-type="float" office:value="10" calcext:value-type="float">
            <text:p>10</text:p>
          </table:table-cell>
          <table:table-cell table:formula="of:=COUNT([.$D$2:.$D$11])" office:value-type="float" office:value="10" calcext:value-type="float">
            <text:p>10</text:p>
          </table:table-cell>
          <table:table-cell table:formula="of:=COUNT([.$E$2:.$E$11])" office:value-type="float" office:value="10" calcext:value-type="float">
            <text:p>10</text:p>
          </table:table-cell>
          <table:table-cell table:formula="of:=COUNT([.$F$2:.$F$11])" office:value-type="float" office:value="10" calcext:value-type="float">
            <text:p>10</text:p>
          </table:table-cell>
          <table:table-cell table:formula="of:=COUNT([.$G$2:.$G$11])" office:value-type="float" office:value="10" calcext:value-type="float">
            <text:p>10</text:p>
          </table:table-cell>
          <table:table-cell table:formula="of:=COUNT([.$H$2:.$H$11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1T15:22:25.742908581</meta:creation-date>
    <dc:date>2020-12-01T15:27:56.317655528</dc:date>
    <meta:editing-duration>PT5M30S</meta:editing-duration>
    <meta:editing-cycles>1</meta:editing-cycles>
    <meta:document-statistic meta:table-count="1" meta:cell-count="204" meta:object-count="0"/>
    <meta:generator>LibreOffice/6.4.6.2$Linux_X86_64 LibreOffice_project/40$Build-2</meta:generator>
  </office:meta>
</office:document-meta>
</file>